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895cm" fo:min-width="11.94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0000" draw:textarea-horizontal-align="justify" draw:textarea-vertical-align="middle" draw:auto-grow-height="false" fo:min-height="14.736cm" fo:min-width="9.279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solid" svg:stroke-color="#000000" draw:fill="none" draw:fill-color="#ffffff" fo:min-height="1.02cm"/>
    </style:style>
    <style:style style:name="gr8" style:family="graphic" style:parent-style-name="standard">
      <style:graphic-properties draw:stroke="solid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4.21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17.145cm" svg:x="7.477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cm" svg:y1="3.54cm" svg:x2="21.59cm" svg:y2="3.54cm">
          <text:p/>
        </draw:line>
        <draw:line draw:style-name="gr2" draw:text-style-name="P2" draw:layer="layout" svg:x1="0cm" svg:y1="23.733cm" svg:x2="21.59cm" svg:y2="23.733cm">
          <text:p/>
        </draw:line>
        <draw:custom-shape draw:style-name="gr3" draw:text-style-name="P3" draw:layer="layout" svg:width="9.779cm" svg:height="14.986cm" svg:x="8.74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21cm" svg:height="1.673cm" svg:x="2.27cm" svg:y="10.503cm">
          <draw:text-box>
            <text:p>Page</text:p>
            <text:p><text:s/>###</text:p>
          </draw:text-box>
        </draw:frame>
        <draw:frame draw:style-name="gr5" draw:text-style-name="P6" draw:layer="layout" svg:width="6.985cm" svg:height="2.384cm" svg:x="1.127cm" svg:y="12.967cm">
          <draw:text-box>
            <text:p text:style-name="P5"><text:span text:style-name="T1">This Page <text:s text:c="5"/>Document</text:span></text:p>
          </draw:text-box>
        </draw:frame>
        <draw:custom-shape draw:style-name="gr6" draw:text-style-name="P7" draw:layer="layout" svg:width="0.381cm" svg:height="0.381cm" svg:x="1.762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381cm" svg:height="0.381cm" svg:x="5.318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921cm" svg:height="1.27cm" svg:x="4.175cm" svg:y="1.359cm">
          <draw:text-box>
            <text:p>Header</text:p>
          </draw:text-box>
        </draw:frame>
        <draw:frame draw:style-name="gr4" draw:text-style-name="P4" draw:layer="layout" svg:width="2.921cm" svg:height="1.27cm" svg:x="4.048cm" svg:y="24.981cm">
          <draw:text-box>
            <text:p>Footer</text:p>
          </draw:text-box>
        </draw:frame>
        <draw:frame draw:style-name="gr7" draw:text-style-name="P8" draw:layer="layout" svg:width="2.921cm" svg:height="1.27cm" svg:x="2.143cm" svg:y="13.954cm">
          <draw:text-box>
            <text:p text:style-name="P1">View</text:p>
          </draw:text-box>
        </draw:frame>
        <draw:frame draw:style-name="gr8" draw:text-style-name="P8" draw:layer="layout" svg:width="3.683cm" svg:height="1.673cm" svg:x="1.889cm" svg:y="15.478cm">
          <draw:text-box>
            <text:p text:style-name="P1">Download</text:p>
          </draw:text-box>
        </draw:frame>
        <draw:frame draw:style-name="gr4" draw:text-style-name="P4" draw:layer="layout" svg:width="2.921cm" svg:height="1.673cm" svg:x="10.906cm" svg:y="9.614cm">
          <draw:text-box>
            <text:p>PDF Viewer</text:p>
          </draw:text-box>
        </draw:frame>
        <draw:frame draw:style-name="gr9" draw:text-style-name="P4" draw:layer="layout" svg:width="5.969cm" svg:height="4.467cm" svg:x="1cm" svg:y="5.191cm">
          <draw:text-box>
            <text:p>Description, Tutorial</text:p>
          </draw:text-box>
        </draw:frame>
        <draw:frame draw:style-name="gr9" draw:text-style-name="P4" draw:layer="layout" svg:width="5.969cm" svg:height="4.467cm" svg:x="1.381cm" svg:y="19.415cm">
          <draw:text-box>
            <text:p>Display Reporting Tools 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4:40:33.671000000</meta:creation-date>
    <dc:date>2019-01-11T14:50:39.488000000</dc:date>
    <meta:editing-duration>PT10M5S</meta:editing-duration>
    <meta:editing-cycles>1</meta:editing-cycles>
    <meta:document-statistic meta:object-count="15"/>
    <meta:generator>LibreOffice/6.0.7.3$Windows_X86_64 LibreOffice_project/dc89aa7a9eabfd848af146d5086077aeed2ae4a5</meta:generator>
  </office:meta>
</office:document-meta>
</file>